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eorgia" svg:font-family="Georgia, sans-serif"/>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list-style-name="L2">
      <style:text-properties officeooo:rsid="000a4109" officeooo:paragraph-rsid="000a4109"/>
    </style:style>
    <style:style style:name="P3" style:family="paragraph" style:parent-style-name="Standard" style:list-style-name="L1"/>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bold" officeooo:rsid="000a4109" officeooo:paragraph-rsid="000a4109" style:font-weight-asian="bold" style:font-weight-complex="bold"/>
    </style:style>
    <style:style style:name="P6" style:family="paragraph" style:parent-style-name="Standard">
      <style:text-properties fo:font-weight="bold" officeooo:rsid="000b232c" officeooo:paragraph-rsid="000b232c" style:font-weight-asian="bold" style:font-weight-complex="bold"/>
    </style:style>
    <style:style style:name="P7" style:family="paragraph" style:parent-style-name="Standard">
      <style:text-properties fo:font-weight="bold" officeooo:rsid="000c4fcc" officeooo:paragraph-rsid="000c4fcc" style:font-weight-asian="bold" style:font-weight-complex="bold"/>
    </style:style>
    <style:style style:name="P8" style:family="paragraph" style:parent-style-name="Standard">
      <style:text-properties officeooo:rsid="000b232c" officeooo:paragraph-rsid="000b232c"/>
    </style:style>
    <style:style style:name="P9" style:family="paragraph" style:parent-style-name="Standard">
      <style:text-properties officeooo:rsid="000c4fcc" officeooo:paragraph-rsid="000c4fcc"/>
    </style:style>
    <style:style style:name="P10" style:family="paragraph" style:parent-style-name="Standard">
      <style:text-properties officeooo:rsid="000c4fcc" officeooo:paragraph-rsid="000c6777"/>
    </style:style>
    <style:style style:name="P11" style:family="paragraph" style:parent-style-name="Standard">
      <style:text-properties officeooo:rsid="000c4fcc" officeooo:paragraph-rsid="000ef5f7"/>
    </style:style>
    <style:style style:name="P12" style:family="paragraph" style:parent-style-name="Standard">
      <style:text-properties officeooo:rsid="000ef5f7" officeooo:paragraph-rsid="000ef5f7"/>
    </style:style>
    <style:style style:name="P1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4" style:family="paragraph">
      <style:text-properties style:font-name="F" fo:font-size="12pt"/>
    </style:style>
    <style:style style:name="P15"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77bc65" loext:char-shading-value="0" style:font-weight-asian="bold" style:font-weight-complex="bold"/>
    </style:style>
    <style:style style:name="T6" style:family="text">
      <style:text-properties fo:font-weight="bold" fo:background-color="#77bc65" loext:char-shading-value="0" style:font-weight-asian="bold" style:font-weight-complex="bold"/>
    </style:style>
    <style:style style:name="T7" style:family="text">
      <style:text-properties fo:font-weight="bold" fo:background-color="#e8f2a1" loext:char-shading-value="0" style:font-weight-asian="bold" style:font-weight-complex="bold"/>
    </style:style>
    <style:style style:name="T8" style:family="text">
      <style:text-properties fo:font-weight="bold" fo:background-color="#bbe33d" loext:char-shading-value="0" style:font-weight-asian="bold" style:font-weight-complex="bold"/>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0aa373"/>
    </style:style>
    <style:style style:name="T12" style:family="text">
      <style:text-properties style:text-underline-style="solid" style:text-underline-width="auto" style:text-underline-color="font-color" fo:background-color="#ffff00" loext:char-shading-value="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c4fcc"/>
    </style:style>
    <style:style style:name="T15" style:family="text">
      <style:text-properties fo:background-color="#ff0000" loext:char-shading-value="0"/>
    </style:style>
    <style:style style:name="T16" style:family="text">
      <style:text-properties fo:background-color="#ff0000" loext:char-shading-value="0"/>
    </style:style>
    <style:style style:name="T17" style:family="text">
      <style:text-properties fo:background-color="#ff4000" loext:char-shading-value="0"/>
    </style:style>
    <style:style style:name="T18" style:family="text">
      <style:text-properties fo:background-color="#ff6d6d" loext:char-shading-value="0"/>
    </style:style>
    <style:style style:name="T19" style:family="text">
      <style:text-properties fo:background-color="transparent" loext:char-shading-value="0"/>
    </style:style>
    <style:style style:name="T20" style:family="text">
      <style:text-properties fo:background-color="#ff3838" loext:char-shading-value="0"/>
    </style:style>
    <style:style style:name="T21" style:family="text">
      <style:text-properties fo:background-color="#ff972f" loext:char-shading-value="0"/>
    </style:style>
    <style:style style:name="T22" style:family="text">
      <style:text-properties fo:background-color="#ffa6a6" loext:char-shading-value="0"/>
    </style:style>
    <style:style style:name="T23" style:family="text">
      <style:text-properties fo:background-color="#ffa6a6" loext:char-shading-value="0"/>
    </style:style>
    <style:style style:name="T24" style:family="text">
      <style:text-properties fo:color="#c9211e"/>
    </style:style>
    <style:style style:name="T25" style:family="text">
      <style:text-properties fo:color="#c9211e" fo:background-color="#c9211e" loext:char-shading-value="0"/>
    </style:style>
    <style:style style:name="T26" style:family="text">
      <style:text-properties fo:color="#c9211e" fo:background-color="#c9211e" loext:char-shading-value="0"/>
    </style:style>
    <style:style style:name="T27" style:family="text">
      <style:text-properties style:use-window-font-color="true" fo:background-color="#c9211e" loext:char-shading-value="0"/>
    </style:style>
    <style:style style:name="T28" style:family="text">
      <style:text-properties style:use-window-font-color="true" fo:background-color="#ffa6a6" loext:char-shading-value="0"/>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12factor.net/" text:style-name="Internet_20_link" text:visited-style-name="Visited_20_Internet_20_Link">The Twelve Factors</text:a></text:p>
      <text:list xml:id="list335020642" text:style-name="L1">
        <text:list-item>
          <text:p text:style-name="P3"><text:span text:style-name="T2">Codebase</text:span>: One codebase tracked in revision control, many deploys</text:p>
        </text:list-item>
        <text:list-item>
          <text:p text:style-name="P3"><text:span text:style-name="T3">Dependencies</text:span>: Explicitly declare and isolate dependencies</text:p>
        </text:list-item>
        <text:list-item>
          <text:p text:style-name="P3"><text:span text:style-name="T3">Config</text:span>: Store config in the environment</text:p>
        </text:list-item>
        <text:list-item>
          <text:p text:style-name="P3"><text:span text:style-name="T3">Backing services</text:span>: Treat backing services as attached resources</text:p>
        </text:list-item>
        <text:list-item>
          <text:p text:style-name="P3"><text:span text:style-name="T3">Build, release, run</text:span>: Strictly separate build and run stages</text:p>
        </text:list-item>
        <text:list-item>
          <text:p text:style-name="P3"><text:span text:style-name="T3">Processes</text:span>: Execute the app as one or more stateless processes</text:p>
        </text:list-item>
        <text:list-item>
          <text:p text:style-name="P3"><text:span text:style-name="T3">Port binding</text:span>: Export services via port binding</text:p>
        </text:list-item>
        <text:list-item>
          <text:p text:style-name="P3"><text:span text:style-name="T3">Concurrency</text:span>: Scale out via the process model</text:p>
        </text:list-item>
        <text:list-item>
          <text:p text:style-name="P3"><text:span text:style-name="T3">Disposability</text:span>: Maximize robustness with fast startup and graceful shutdown</text:p>
        </text:list-item>
        <text:list-item>
          <text:p text:style-name="P3"><text:span text:style-name="T3">Dev/prod parity</text:span>: Keep development, staging, and production as similar as possible</text:p>
        </text:list-item>
        <text:list-item>
          <text:p text:style-name="P3"><text:span text:style-name="T3">Logs</text:span>: Treat logs as event streams</text:p>
        </text:list-item>
        <text:list-item>
          <text:p text:style-name="P3"><text:span text:style-name="T3">Admin processes</text:span>: Run admin/management tasks as one-off processes</text:p>
        </text:list-item>
      </text:list>
      <text:p text:style-name="Standard"/>
      <text:p text:style-name="P5">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4">a one-to-one correlation between the codebase and the app</text:span>.</text:p>
      <text:p text:style-name="P1"/>
      <text:list xml:id="list1130540021" text:style-name="L2">
        <text:list-item>
          <text:p text:style-name="P2">If there are multiple codebases, it’s not an app – it’s a distributed system. <text:span text:style-name="T11">(</text:span>Each component is <text:span text:style-name="T11">then</text:span> an app, and can individually comply with <text:span text:style-name="T11">12fact)</text:span></text:p>
        </text:list-item>
        <text:list-item>
          <text:p text:style-name="P2">Multiple apps sharing the same code is a violation of twelve-factor. The solution here is to <text:span text:style-name="T11">split code in shared libraries.</text:span></text:p>
        </text:list-item>
      </text:list>
      <text:p text:style-name="P1"/>
      <text:p text:style-name="P1">There is only <text:span text:style-name="T3">one codebase</text:span> per app, but there will be <text:span text:style-name="T3">many deploys</text:span> of the app. <text:span text:style-name="T12">A deploy is a running instance of the app</text:span>.</text:p>
      <text:p text:style-name="P1"/>
      <text:p text:style-name="P6">Dependencies</text:p>
      <text:p text:style-name="P8"/>
      <text:p text:style-name="P8"><text:span text:style-name="T3">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13"><text:span text:style-name="T29">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13"><text:span text:style-name="T29">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8">Twelve-factor apps <text:span text:style-name="T3">also </text:span><text:span text:style-name="T3"><office:annotation office:name="__Annotation__3_4289681677"><dc:creator>Unknown Author</dc:creator><dc:date>2019-09-29T21:26:24.084697396</dc:date><text:p text:style-name="P14"><text:span text:style-name="T29">You shall not </text:span><text:span text:style-name="T30">exec</text:span><text:span text:style-name="T29"> shell to curl or other tools.</text:span></text:p></office:annotation></text:span><text:span text:style-name="T3">do not rely</text:span><office:annotation-end office:name="__Annotation__3_4289681677"/><text:span text:style-name="T3">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8"/>
      <text:p text:style-name="P7">Config</text:p>
      <text:p text:style-name="P9"/>
      <text:p text:style-name="P9">An app’s config is everything that is likely to vary between deploys (staging, production, developer environments, etc).</text:p>
      <text:p text:style-name="P10"><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15"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23">store config as constants in the code</text:span>. <text:span text:style-name="T13">This is a violation of twelve-factor</text:span>, which requires <text:span text:style-name="T10">strict separation of config from code</text:span>. Config varies substantially across deploys, code does not.</text:p>
      <text:p text:style-name="P9"/>
      <text:p text:style-name="P9"><text:soft-page-break/>A <office:annotation office:name="__Annotation__32_4289681677"><dc:creator>Unknown Author</dc:creator><dc:date>2019-09-29T21:38:40.356929812</dc:date><text:p text:style-name="P13"><text:span text:style-name="T29">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2"><draw:frame draw:style-name="fr1" draw:name="Frame1" text:anchor-type="paragraph" svg:x="0.2in" svg:y="0.1465in" svg:width="6.102in" draw:z-index="3"><draw:text-box fo:min-height="0.8008in"><text:p text:style-name="P11">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4"><draw:custom-shape text:anchor-type="as-char" svg:y="-0.1807in" draw:z-index="4" draw:name="Shape1" draw:style-name="gr2" draw:text-style-name="P15"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4"><text:s/></text:span><text:span text:style-name="T28">use of config files which are not checked into revision</text:span><text:span text:style-name="T23">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2"/>
      <text:p text:style-name="P12"><text:span text:style-name="T8">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Georgia" svg:font-family="Georgia, sans-serif"/>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09-29T21:47:27.908958503</dc:date>
    <meta:editing-duration>PT28M49S</meta:editing-duration>
    <meta:editing-cycles>7</meta:editing-cycles>
    <meta:document-statistic meta:table-count="0" meta:image-count="1" meta:object-count="0" meta:page-count="2" meta:paragraph-count="28" meta:word-count="577" meta:character-count="3522" meta:non-whitespace-character-count="2983"/>
  </office:meta>
</office:document-meta>
</file>